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346e" officeooo:paragraph-rsid="0016346e"/>
    </style:style>
    <style:style style:name="P2" style:family="paragraph" style:parent-style-name="Standard">
      <style:text-properties fo:font-size="14pt" officeooo:rsid="0016346e" officeooo:paragraph-rsid="0016346e" style:font-size-asian="14pt" style:font-size-complex="14pt"/>
    </style:style>
    <style:style style:name="P3" style:family="paragraph" style:parent-style-name="Standard">
      <style:text-properties fo:font-size="14pt" officeooo:rsid="0016346e" officeooo:paragraph-rsid="00194861" style:font-size-asian="14pt" style:font-size-complex="14pt"/>
    </style:style>
    <style:style style:name="P4" style:family="paragraph" style:parent-style-name="Standard">
      <style:text-properties fo:font-size="14pt" officeooo:rsid="0016c766" officeooo:paragraph-rsid="0016c766" style:font-size-asian="14pt" style:font-size-complex="14pt"/>
    </style:style>
    <style:style style:name="P5" style:family="paragraph" style:parent-style-name="Standard">
      <style:text-properties officeooo:rsid="0016c766" officeooo:paragraph-rsid="0016c766"/>
    </style:style>
    <style:style style:name="P6" style:family="paragraph" style:parent-style-name="Standard" style:list-style-name="L1">
      <style:text-properties officeooo:rsid="0016c766" officeooo:paragraph-rsid="0016c766"/>
    </style:style>
    <style:style style:name="P7" style:family="paragraph" style:parent-style-name="Standard" style:list-style-name="L1">
      <style:text-properties officeooo:rsid="00178827" officeooo:paragraph-rsid="00178827"/>
    </style:style>
    <style:style style:name="T1" style:family="text">
      <style:text-properties officeooo:rsid="0016c766"/>
    </style:style>
    <style:style style:name="T2" style:family="text">
      <style:text-properties officeooo:rsid="0018ab51"/>
    </style:style>
    <style:style style:name="T3" style:family="text">
      <style:text-properties officeooo:rsid="00194861"/>
    </style:style>
    <style:style style:name="T4" style:family="text">
      <style:text-properties officeooo:rsid="001acf04"/>
    </style:style>
    <style:style style:name="T5" style:family="text">
      <style:text-properties officeooo:rsid="001bbc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o de desenvolvimento da livraria virtual.</text:p>
      <text:p text:style-name="P1"/>
      <text:p text:style-name="P1"/>
      <text:p text:style-name="P1"/>
      <text:p text:style-name="P4">Plano de desenvolvimento</text:p>
      <text:p text:style-name="P5">- Cronograma, método de desenvolvimento, etc</text:p>
      <text:p text:style-name="P5">- Explicar que todo método da camada de negocio e persistencia deve retornar um inteiro para auxiliar nos testes</text:p>
      <text:p text:style-name="P5">- Explicar a utilizacao de banco de dados textual e arquitetura MVC</text:p>
      <text:p text:style-name="P5">- <text:span text:style-name="T2">Sempre que subir pro git, subir uma versao funcional e explicar o que foi feito na versao</text:span></text:p>
      <text:p text:style-name="P5">- <text:span text:style-name="T2">fazer levantamento de requisitos</text:span></text:p>
      <text:p text:style-name="P5">- <text:span text:style-name="T3">Explicar a estrutura do banco de dados</text:span></text:p>
      <text:p text:style-name="P5">- <text:span text:style-name="T4">Fazer uma classe que guarde todas as mensagens do programa.</text:span></text:p>
      <text:p text:style-name="P1"/>
      <text:p text:style-name="P2">Modelagem</text:p>
      <text:p text:style-name="P1">- <text:span text:style-name="T1">Diagrama de sequência, modelo entidade-relacionamento, diagrama de classes, modelo mvc</text:span></text:p>
      <text:p text:style-name="P1"/>
      <text:p text:style-name="P1"/>
      <text:p text:style-name="P2">Padrões</text:p>
      <text:p text:style-name="P1"/>
      <text:p text:style-name="P4">Padrões de programação:</text:p>
      <text:list xml:id="list4236653768" text:style-name="L1">
        <text:list-item>
          <text:p text:style-name="P6">Deve ser utilizado variáveis, classes, texto de interface e comentários em português</text:p>
        </text:list-item>
        <text:list-item>
          <text:p text:style-name="P6">Cada classe deve iniciar com a letra maiúscula</text:p>
        </text:list-item>
        <text:list-item>
          <text:p text:style-name="P6">Fazer documentação doxygen para todo o código</text:p>
        </text:list-item>
        <text:list-item>
          <text:p text:style-name="P7">Cada método deve explicar explicitamente o que faz na assinatura de seu nome</text:p>
        </text:list-item>
        <text:list-item>
          <text:p text:style-name="P7">Nomes de variáveis e métodos não podem ultrapassar <text:span text:style-name="T5">16</text:span> caracteres</text:p>
        </text:list-item>
      </text:list>
      <text:p text:style-name="P1"/>
      <text:p text:style-name="P2">Classes</text:p>
      <text:p text:style-name="P1"/>
      <text:p text:style-name="P1"/>
      <text:p text:style-name="P1">As entidades devem possuir atributos privados e métodos de acesso para cada um (set e get), e sempre haver um construtor. Os testes devem ser efetuados em cada método da entidade, verificando se os dados passados no set e construtor de fato foram salvos corretamente, verificando-os pelo método get.</text:p>
      <text:p text:style-name="P1"/>
      <text:p text:style-name="P1"/>
      <text:p text:style-name="P1"/>
      <text:p text:style-name="P2"><text:span text:style-name="T1">Plano de </text:span>Teste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7:54:50.912000000</meta:creation-date>
    <dc:date>2018-04-20T19:33:31.494000000</dc:date>
    <meta:editing-duration>PT2H52M50S</meta:editing-duration>
    <meta:editing-cycles>6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21" meta:word-count="212" meta:character-count="1290" meta:non-whitespace-character-count="1104"/>
  </office:meta>
</office:document-meta>
</file>